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hainContext.setServletRequest( ServletRequest servle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hainContext.WebChainContext( ServletContext servletContext , ServletRequest servletRequest , 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ChainContext.WebChai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ChainContext.getServ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hainContext.setServletResponse( 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hainContext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hainContex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hainContext.getServl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